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The Wonder Coders</text:span></text:p>
            <text:p>Team Members</text:p>
            <text:p><text:span text:style-name="T2">Sam, Rhys and Fi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o help educate teenagers about the government's debt and the challenges in reducing the deb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uardian data converted to JSON</text:p>
              </text:list-item>
              <text:list-item>
                <text:p>Prototype UI <text:s/></text:p>
              </text:list-item>
              <text:list-item>
                <text:p>Mock-ups of the next stage of 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3">
              <text:list-item>
                <text:p>Converting CSV into JSON <text:s text:c="2"/></text:p>
              </text:list-item>
              <text:list-item>
                <text:p>Data sources <text:s text:c="2"/></text:p>
              </text:list-item>
              <text:list-item>
                <text:p>JSON and JavaScript <text:s/>technolo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 Stag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sh to the general public</text:p>
              </text:list-item>
              <text:list-item>
                <text:p>Advance the project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8.2cm" presentation:class="title" presentation:user-transformed="true">
          <draw:text-box>
            <text:p><text:s/>Demo</text:p>
          </draw:text-box>
        </draw:frame>
        <draw:frame presentation:style-name="pr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ank You for Listening</text:p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2H6M36S</meta:editing-duration>
    <meta:editing-cycles>21</meta:editing-cycles>
    <dc:date>2014-07-31T15:57:34.592000000</dc:date>
    <dc:creator>sam dykes</dc:creator>
    <meta:generator>LibreOffice/4.3.0.4$Windows_x86 LibreOffice_project/62ad5818884a2fc2e5780dd45466868d41009ec0</meta:generator>
    <meta:document-statistic meta:object-count="47"/>
  </office:meta>
</office:document-meta>
</file>